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76cm" table:align="right"/>
    </style:style>
    <style:style style:name="Tableau1.A" style:family="table-column">
      <style:table-column-properties style:column-width="5.637cm"/>
    </style:style>
    <style:style style:name="Tableau1.B" style:family="table-column">
      <style:table-column-properties style:column-width="5.681cm"/>
    </style:style>
    <style:style style:name="Tableau1.C" style:family="table-column">
      <style:table-column-properties style:column-width="5.657cm"/>
    </style:style>
    <style:style style:name="Tableau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ffffcc" fo:padding="0.097cm" fo:border="0.002cm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iste des administrateurs</text:p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Nom complet</text:p>
          </table:table-cell>
          <table:table-cell table:style-name="Tableau1.A1" office:value-type="string">
            <text:p text:style-name="P2">Grade</text:p>
          </table:table-cell>
          <table:table-cell table:style-name="Tableau1.C1" office:value-type="string">
            <text:p text:style-name="P2">Signature</text:p>
          </table:table-cell>
        </table:table-row>
      </table:table>
      <text:p text:style-name="Standard"><text:drop-down text:name=""><text:label text:value="|-.administrator.-|"/><text:label text:value="[[repeatIn(objects,'admin')]]"/>|-.administrator.-|</text:drop-down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3"><text:drop-down text:name=""><text:label text:value="BADI Imad"/><text:label text:value="[[ admin.complete_name ]]"/>BADI Imad</text:drop-down></text:p>
          </table:table-cell>
          <table:table-cell table:style-name="Tableau2.A1" office:value-type="string">
            <text:p text:style-name="P3"><text:drop-down text:name=""><text:label text:value="Administrateur"/><text:label text:value="[[ admin.job ]]"/>Administrateur</text:drop-down> <text:drop-down text:name=""><text:label text:value="Premier grade"/><text:label text:value="[[ admin.grade ]]"/>Premier grade</text:drop-down></text:p>
          </table:table-cell>
          <table:table-cell table:style-name="Tableau2.C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2:46:32.59</meta:creation-date>
    <dc:date>2014-02-27T13:47:25.74</dc:date>
    <meta:editing-duration>PT20M41S</meta:editing-duration>
    <meta:editing-cycles>6</meta:editing-cycles>
    <meta:generator>OpenOffice.org/3.4.1$Win32 OpenOffice.org_project/341m1$Build-9593</meta:generator>
    <meta:document-statistic meta:table-count="2" meta:image-count="0" meta:object-count="0" meta:page-count="1" meta:paragraph-count="7" meta:word-count="13" meta:character-count="106"/>
    <meta:user-defined meta:name="Info 1">http://localhost:8069</meta:user-defined>
    <meta:user-defined meta:name="Info 2">admin</meta:user-defined>
    <meta:user-defined meta:name="Info 3">150</meta:user-defined>
    <meta:user-defined meta:name="Info 4">grh.administrator</meta:user-defined>
  </office:meta>
</office:document-meta>
</file>